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officeooo:rsid="00105c96" officeooo:paragraph-rsid="0014961a"/>
    </style:style>
    <style:style style:name="P10" style:family="paragraph" style:parent-style-name="Title">
      <style:text-properties officeooo:rsid="000e3d3f" officeooo:paragraph-rsid="000e3d3f"/>
    </style:style>
    <style:style style:name="P11" style:family="paragraph" style:parent-style-name="Text_20_body" style:list-style-name="L1">
      <style:text-properties officeooo:rsid="000e3d3f" officeooo:paragraph-rsid="000e3d3f"/>
    </style:style>
    <style:style style:name="P12" style:family="paragraph" style:parent-style-name="Text_20_body" style:list-style-name="L2">
      <style:text-properties officeooo:rsid="00101ce7" officeooo:paragraph-rsid="00105c96"/>
    </style:style>
    <style:style style:name="P13" style:family="paragraph" style:parent-style-name="Text_20_body" style:list-style-name="L2">
      <style:text-properties officeooo:rsid="00101ce7" officeooo:paragraph-rsid="0014961a"/>
    </style:style>
    <style:style style:name="P14" style:family="paragraph" style:parent-style-name="Text_20_body" style:list-style-name="L3">
      <style:text-properties fo:font-style="normal" officeooo:rsid="00114d0c" officeooo:paragraph-rsid="00114d0c" style:font-style-asian="normal" style:font-style-complex="normal"/>
    </style:style>
    <style:style style:name="P15" style:family="paragraph" style:parent-style-name="Text_20_body" style:list-style-name="L5">
      <style:text-properties fo:font-style="normal" officeooo:rsid="0013a407" officeooo:paragraph-rsid="0013a407" style:font-style-asian="normal" style:font-style-complex="normal"/>
    </style:style>
    <style:style style:name="P16" style:family="paragraph" style:parent-style-name="Text_20_body">
      <style:text-properties fo:font-style="normal" officeooo:rsid="0013a407" officeooo:paragraph-rsid="0013a407" style:font-style-asian="normal" style:font-style-complex="normal"/>
    </style:style>
    <style:style style:name="P17" style:family="paragraph" style:parent-style-name="Text_20_body" style:list-style-name="L5">
      <style:text-properties fo:font-style="normal" officeooo:rsid="0015ba89" officeooo:paragraph-rsid="0015ba89" style:font-style-asian="normal" style:font-style-complex="normal"/>
    </style:style>
    <style:style style:name="P18" style:family="paragraph" style:parent-style-name="Text_20_body" style:list-style-name="L4">
      <style:text-properties officeooo:rsid="00114d0c" officeooo:paragraph-rsid="00114d0c"/>
    </style:style>
    <style:style style:name="P19" style:family="paragraph" style:parent-style-name="Text_20_body" style:list-style-name="L4">
      <style:text-properties officeooo:rsid="00129cef" officeooo:paragraph-rsid="00129cef"/>
    </style:style>
    <style:style style:name="P20" style:family="paragraph" style:parent-style-name="Text_20_body">
      <style:text-properties officeooo:rsid="0015ba89" officeooo:paragraph-rsid="0015ba89"/>
    </style:style>
    <style:style style:name="P21" style:family="paragraph" style:parent-style-name="Text_20_body">
      <style:text-properties officeooo:rsid="0015edea" officeooo:paragraph-rsid="0015edea"/>
    </style:style>
    <style:style style:name="P22" style:family="paragraph" style:parent-style-name="Text_20_body">
      <style:text-properties style:font-name="Liberation Sans" officeooo:rsid="0015edea" officeooo:paragraph-rsid="0015edea"/>
    </style:style>
    <style:style style:name="P23" style:family="paragraph" style:parent-style-name="Text_20_body">
      <style:text-properties style:font-name="Liberation Serif" fo:font-weight="bold" officeooo:rsid="0015edea" officeooo:paragraph-rsid="0015edea" style:font-weight-asian="bold" style:font-weight-complex="bold"/>
    </style:style>
    <style:style style:name="P24" style:family="paragraph" style:parent-style-name="Text_20_body">
      <style:text-properties officeooo:paragraph-rsid="0015edea"/>
    </style:style>
    <style:style style:name="P25" style:family="paragraph" style:parent-style-name="Heading_20_1">
      <style:text-properties officeooo:rsid="000e3d3f" officeooo:paragraph-rsid="000e3d3f"/>
    </style:style>
    <style:style style:name="P26" style:family="paragraph" style:parent-style-name="Heading_20_1" style:list-style-name="">
      <style:text-properties officeooo:rsid="00108423" officeooo:paragraph-rsid="00108423"/>
    </style:style>
    <style:style style:name="P27" style:family="paragraph" style:parent-style-name="Heading_20_1">
      <style:paragraph-properties fo:break-before="page"/>
      <style:text-properties officeooo:rsid="00108423" officeooo:paragraph-rsid="00108423"/>
    </style:style>
    <style:style style:name="P28" style:family="paragraph" style:parent-style-name="Heading_20_1">
      <style:paragraph-properties fo:break-before="page"/>
      <style:text-properties officeooo:rsid="0013a407" officeooo:paragraph-rsid="0013a407"/>
    </style:style>
    <style:style style:name="P29" style:family="paragraph" style:parent-style-name="Heading_20_1">
      <style:paragraph-properties fo:break-before="page"/>
      <style:text-properties officeooo:rsid="0015ba89" officeooo:paragraph-rsid="0015ba89"/>
    </style:style>
    <style:style style:name="P30" style:family="paragraph" style:parent-style-name="Heading_20_1">
      <style:paragraph-properties fo:break-before="page"/>
      <style:text-properties officeooo:rsid="0015edea" officeooo:paragraph-rsid="0015edea"/>
    </style:style>
    <style:style style:name="P31" style:family="paragraph" style:parent-style-name="Heading_20_2">
      <style:text-properties officeooo:rsid="00114d0c" officeooo:paragraph-rsid="00114d0c"/>
    </style:style>
    <style:style style:name="T1" style:family="text">
      <style:text-properties officeooo:rsid="000ee55c"/>
    </style:style>
    <style:style style:name="T2" style:family="text">
      <style:text-properties officeooo:rsid="00101ce7"/>
    </style:style>
    <style:style style:name="T3" style:family="text">
      <style:text-properties officeooo:rsid="00108423"/>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08423" style:font-style-asian="normal" style:font-style-complex="normal"/>
    </style:style>
    <style:style style:name="T7" style:family="text">
      <style:text-properties officeooo:rsid="0013b17e"/>
    </style:style>
    <style:style style:name="T8" style:family="text">
      <style:text-properties officeooo:rsid="0015ba89"/>
    </style:style>
    <style:style style:name="T9" style:family="text">
      <style:text-properties officeooo:rsid="0015edea"/>
    </style:style>
    <style:style style:name="T10" style:family="text">
      <style:text-properties style:font-name="Liberation San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anagementBudget User Guide</text:p>
      <text:h text:style-name="P25"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 Obviously, like any financial prediction this is imperfect but, in practice, it's probably a reasonable approach.</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varying wildly from year to year. In particular, BC's may need to issue special levies which are frequently unpopular with owners.</text:p>
      <text:p text:style-name="P1">The Sectional Title Schemes Management Act (STMSA) requires that the trustees of a BC prepare:</text:p>
      <text:list xml:id="list872259925379397966" text:style-name="L1">
        <text:list-item>
          <text:p text:style-name="P11">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11">A management plan and budget that identifies large maintenance work that needs to be undertaken over the next ten years that shows how these large-scale works will be funded.</text:p>
        </text:list-item>
      </text:list>
      <text:p text:style-name="P2">Also, the STSMA requires that a BC maintain a reserve fund and amounts must be contributed to the reserve fund each year. The minimum amount to be contributed into the reserve fund on an annual basis is specified in the STSMA's companion document: The Sectional Title Schemes Management Regulations (STSMR). </text:p>
      <text:p text:style-name="P2">To ensure that a BC does not prepare a completely naive management budget that budgets merely token amounts to be contributed to the reserve fund, the STSMR has aggressive requirements. <text:s/>The following two slightly messy requirements apply (if, on a first reading, you don't understand them, don't worry)”</text:p>
      <text:list xml:id="list124209641435037431" text:style-name="L2">
        <text:list-item>
          <text:p text:style-name="P12">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13">If the amount in the reserve fund is less than one quarter of the amount spent on administration, a BC is required to put an amount of, at least, 15% of the total administrative budget into the reserve fund in the next financial year.</text:p>
        </text:list-item>
      </text:list>
      <text:p text:style-name="P9"><text:soft-page-break/><text:span text:style-name="T3">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fund. If a BC finds that it cannot pay administrative costs (such as its electricity account or its auditing fees), it is obliged to raise a special levy.<text:span text:style-name="T2">If the amount in the reserve fund is less than one quarter of the amount spent on administration, a BC is required to put an amount of, at least, 15% of the total administrative budget into the reserve fund in the next financial year.</text:span></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26" text:outline-level="1"/>
      <text:h text:style-name="P27" text:outline-level="1">The <text:span text:style-name="T4">ManagementBudget </text:span><text:span text:style-name="T5">Spreadsheet</text:span></text:h>
      <text:p text:style-name="P4"><text:span text:style-name="T6">T</text:span><text:span text:style-name="T5">he Brittany, Tokai Villas trustees created a spreadsheet to help them:</text:span></text:p>
      <text:list xml:id="list6284095615382668405" text:style-name="L3">
        <text:list-item>
          <text:p text:style-name="P14">Identify items that need to be maintained over a ten year period (such as major paintworks, replacing electric fencing, replacing the irrigation system)</text:p>
        </text:list-item>
        <text:list-item>
          <text:p text:style-name="P14">Determine what the impact of these big-ticket items is on the budget and how to prepare budgets that do not see wild fluctuations in levies from year to year.</text:p>
        </text:list-item>
      </text:list>
      <text:p text:style-name="P8">This user guide describes how to use the spread sheet. It's hoped that it will prove helpful.</text:p>
      <text:h text:style-name="P31" text:outline-level="2">Real world budgeting</text:h>
      <text:p text:style-name="P4">It's important to be realistic; ten years is a long time period. A spreadsheet is not going to be precisely accurate over one year and the inaccuracies get compounded over longer time periods. Some of the problems are:</text:p>
      <text:list xml:id="list1649781361769822782" text:style-name="L4">
        <text:list-item>
          <text:p text:style-name="P18">Inflation can vary and the spread between the interest earned on the reserve fund can be significantly different from year to year over ten years</text:p>
        </text:list-item>
        <text:list-item>
          <text:p text:style-name="P18">Assumptions about when maintenance work is needed can be wrong; a paint job that was expected to last seven years may be looking shoddy after six</text:p>
        </text:list-item>
        <text:list-item>
          <text:p text:style-name="P19">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having to be close to be 100% accurate.</text:p>
      <text:p text:style-name="P8"/>
      <text:h text:style-name="P28" text:outline-level="1">The Structure of the Spreadsheet</text:h>
      <text:p text:style-name="P6">The spreadsheet consists of <text:span text:style-name="T8">six</text:span> <text:span text:style-name="T4">worksheets:</text:span></text:p>
      <text:list xml:id="list8221799370536899568" text:style-name="L5">
        <text:list-item>
          <text:p text:style-name="P15">An “About” worksheet that includes a copyright notice and a disclaimer</text:p>
        </text:list-item>
        <text:list-item>
          <text:p text:style-name="P15">A “Current Financials” worksheet that captures details from the previous year's (hopefully audited) financial statements and important details from the administrative budget</text:p>
        </text:list-item>
        <text:list-item>
          <text:p text:style-name="P15">A worksheet that captures items that need to be maintained over the next ten years (e.g. painting) or other high capital items that need to be installed (e.g. new security measures)</text:p>
        </text:list-item>
        <text:list-item>
          <text:p text:style-name="P17">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15">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15">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p text:style-name="P7">The STSMR does not provide much clarity on <text:span text:style-name="T4">how</text:span> trustees should prepare a ten year plan and this guide makes no judgment as to whether a comparatively informal spreadsheet is worse (or better) <text:s/>than a very lengthy one. <text:s/><text:span text:style-name="T7">An assumption that a very lengthy plan is superior to a shorter may not be correct; the members of a BC are supposed to scrutinize the budget prepared by the trustees and a shorter, more digestible one may be more rigorously scrutinized than one that puts its audience to sleep.</text:span></text:p>
      <text:p text:style-name="P7"/>
      <text:h text:style-name="P29" text:outline-level="1">Disclaimers <text:span text:style-name="T9">and Other Legal Stuff</text:span></text:h>
      <text:p text:style-name="P20">The STSMR is a legal document and the creators of this spreadsheet are not lawyers. We have, however, tried to interpret the regulations correctly and reasonably.</text:p>
      <text:p text:style-name="P20">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21">A maintenance plan involves more than just calculations. You should prepare a text document that justifies the assumptions that you make in your budgeting. For example, why do you think that the electric fence will need to be replaced in 2025 at a cost of R80,000.</text:p>
      <text:p text:style-name="P21">This spreadsheet is software and software frequently has “bugs”. Note that the GNU Public License under which this software is made freely available includes this disclaimer:</text:p>
      <text:p text:style-name="P21"><text:s text:c="4"/><text:span text:style-name="T10">This program is distributed in the hope that it will be useful,</text:span></text:p>
      <text:p text:style-name="P22"><text:s text:c="4"/>but WITHOUT ANY WARRANTY; without even the implied warranty of</text:p>
      <text:p text:style-name="P22"><text:s text:c="4"/>MERCHANTABILITY or FITNESS FOR A PARTICULAR PURPOSE. <text:s/>See the</text:p>
      <text:p text:style-name="P22"><text:s text:c="4"/>GNU General Public License for more details.</text:p>
      <text:p text:style-name="P23"/>
      <text:p text:style-name="P23">This software is copyrighted. You may distribute budgets using this spreadsheet but do not remove the worksheet that contains the copyright notice.</text:p>
      <text:p text:style-name="P23"/>
      <text:h text:style-name="P30" text:outline-level="1">Example 1</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17T07:13:39.520601158</dc:date>
    <meta:editing-duration>PT30M10S</meta:editing-duration>
    <meta:editing-cycles>6</meta:editing-cycles>
    <meta:generator>LibreOffice/5.0.6.2$Linux_X86_64 LibreOffice_project/00$Build-2</meta:generator>
    <meta:document-statistic meta:table-count="0" meta:image-count="0" meta:object-count="0" meta:page-count="6" meta:paragraph-count="45" meta:word-count="1499" meta:character-count="8805" meta:non-whitespace-character-count="7344"/>
  </office:meta>
</office:document-meta>
</file>